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200000080000018200000922D7BC19A9.svm" manifest:media-type=""/>
  <manifest:file-entry manifest:full-path="Pictures/TablePreview1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‚lＳ Ｐゴシック" svg:font-family="'‚lＳ Ｐゴシック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標準-title">
      <style:graphic-properties draw:auto-grow-height="true" fo:min-height="3.506cm"/>
    </style:style>
    <style:style style:name="pr2" style:family="presentation" style:parent-style-name="標準-subtitle">
      <style:graphic-properties draw:fill-color="#ffffff" fo:min-height="12.179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title">
      <style:graphic-properties fo:min-height="3.506cm"/>
    </style:style>
    <style:style style:name="pr5" style:family="presentation" style:parent-style-name="標準-outline1">
      <style:graphic-properties fo:min-height="11.929cm"/>
    </style:style>
    <style:style style:name="co1" style:family="table-column">
      <style:table-column-properties style:column-width="2.103cm" style:use-optimal-column-width="false"/>
    </style:style>
    <style:style style:name="co2" style:family="table-column">
      <style:table-column-properties style:column-width="2.471cm" style:use-optimal-column-width="false"/>
    </style:style>
    <style:style style:name="co3" style:family="table-column">
      <style:table-column-properties style:column-width="1.134cm" style:use-optimal-column-width="false"/>
    </style:style>
    <style:style style:name="co4" style:family="table-column">
      <style:table-column-properties style:column-width="3.524cm" style:use-optimal-column-width="false"/>
    </style:style>
    <style:style style:name="co5" style:family="table-column">
      <style:table-column-properties style:column-width="1.753cm" style:use-optimal-column-width="false"/>
    </style:style>
    <style:style style:name="co6" style:family="table-column">
      <style:table-column-properties style:column-width="1.752cm" style:use-optimal-column-width="false"/>
    </style:style>
    <style:style style:name="co7" style:family="table-column">
      <style:table-column-properties style:column-width="0.6cm" style:use-optimal-column-width="false"/>
    </style:style>
    <style:style style:name="ro1" style:family="table-row">
      <style:table-row-properties style:row-height="0.65cm"/>
    </style:style>
    <style:style style:name="ro2" style:family="table-row">
      <style:table-row-properties style:row-height="1.039cm"/>
    </style:style>
    <style:style style:name="ro3" style:family="table-row">
      <style:table-row-properties style:row-height="0.727cm"/>
    </style:style>
    <style:style style:name="ce1" style:family="table-cell">
      <style:graphic-properties style:repeat="repeat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text-properties fo:color="#000000" style:font-name="‚lＳ Ｐゴシック" fo:font-size="11pt" style:font-name-asian="‚lＳ Ｐゴシック" style:font-size-asian="11pt" style:font-name-complex="‚lＳ Ｐゴシック" style:font-size-complex="11pt"/>
    </style:style>
    <style:style style:name="P3" style:family="paragraph">
      <style:paragraph-properties fo:text-align="end"/>
      <style:text-properties fo:color="#000000" style:font-name="‚lＳ Ｐゴシック" fo:font-size="11pt" style:font-name-asian="‚lＳ Ｐゴシック" style:font-size-asian="11pt" style:font-name-complex="‚lＳ Ｐゴシック" style:font-size-complex="11pt"/>
    </style:style>
    <style:style style:name="P4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19">
        <draw:frame presentation:style-name="pr1" draw:layer="layout" svg:width="25.199cm" svg:height="3.506cm" svg:x="1.4cm" svg:y="0.837cm" presentation:class="title">
          <draw:text-box>
            <text:p>日曜大工的　ＥＲＰ　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ＲＡＩＬＳ，ＯＲＡＣＬＥ，ＪＱＧＲＩＤ，ＧＡＮＴＴＣＨＡＲＴ</text:span></text:p>
            <text:p><text:span text:style-name="T1">使用し、休日を利用してＥＲＰを作成した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19">
        <draw:frame presentation:style-name="pr4" draw:layer="layout" svg:width="25.199cm" svg:height="3.506cm" svg:x="1.4cm" svg:y="0.837cm" presentation:class="title" presentation:user-transformed="true">
          <draw:text-box>
            <text:p>日曜大工的ＥＲＰ作成の動機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コンセプト</text:p>
          </draw:text-box>
        </draw:frame>
        <draw:frame presentation:style-name="pr5" draw:text-style-name="P1" draw:layer="layout" svg:width="25.199cm" svg:height="7.579cm" svg:x="1.6cm" svg:y="9.021cm" presentation:class="outline" presentation:user-transformed="true">
          <draw:text-box>
            <text:list text:style-name="L2">
              <text:list-item>
                <text:p><text:span text:style-name="T1">人・物・金の動きがわかる生産物流システムが構築できる。</text:span></text:p>
              </text:list-item>
              <text:list-item>
                <text:p><text:span text:style-name="T1">原価の低減、自社の優位点をは確認できるシステムを作成する。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sersとpersonsの関係</text:p>
              </text:list-item>
            </text:list>
          </draw:text-box>
        </draw:frame>
        <draw:frame draw:style-name="standard" draw:layer="layout" svg:width="13.336cm" svg:height="7.042cm" svg:x="7.313cm" svg:y="8.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 text:style-name="P2">テーブル</text:p>
              </table:table-cell>
              <table:table-cell>
                <text:p text:style-name="P2">インスタンス</text:p>
              </table:table-cell>
              <table:table-cell/>
              <table:table-cell>
                <text:p text:style-name="P2">テーブルの項目</text:p>
              </table:table-cell>
              <table:table-cell/>
              <table:table-cell>
                <text:p text:style-name="P3"/>
                <text:p text:style-name="P3"/>
              </table:table-cell>
              <table:table-cell/>
            </table:table-row>
            <table:table-row table:style-name="ro3" table:default-cell-style-name="ce1">
              <table:table-cell>
                <text:p text:style-name="P2">users</text:p>
              </table:table-cell>
              <table:table-cell>
                <text:p text:style-name="P2">current_user</text:p>
              </table:table-cell>
              <table:table-cell/>
              <table:table-cell>
                <text:p text:style-name="P2">id</text:p>
              </table:table-cell>
              <table:table-cell>
                <text:p text:style-name="P2">email</text:p>
              </table:table-cell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>
                <text:p text:style-name="P2">persons</text:p>
              </table:table-cell>
              <table:table-cell/>
              <table:table-cell/>
              <table:table-cell>
                <text:p text:style-name="P2">id</text:p>
              </table:table-cell>
              <table:table-cell>
                <text:p text:style-name="P2">email</text:p>
              </table:table-cell>
              <table:table-cell>
                <text:p text:style-name="P2">code</text:p>
              </table:table-cell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" draw:text-style-name="P4" draw:layer="layout" svg:width="0.385cm" svg:height="3.6cm" svg:x="17cm" svg:y="10.8cm">
          <draw:image xlink:href="Pictures/200000080000018200000922D7BC19A9.svm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‚lＳ Ｐゴシック" svg:font-family="'‚lＳ Ｐゴシック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ＭＳ Ｐゴシック" style:font-family-asian="'ＭＳ Ｐゴシック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13T19:17:16.604000000</meta:creation-date>
    <dc:date>2015-01-20T17:19:45.360000000</dc:date>
    <meta:editing-duration>PT19M55S</meta:editing-duration>
    <meta:editing-cycles>6</meta:editing-cycles>
    <meta:generator>LibreOffice/4.2.3.3$Windows_x86 LibreOffice_project/882f8a0a489bc99a9e60c7905a60226254cb6ff0</meta:generator>
    <meta:document-statistic meta:object-count="38"/>
  </office:meta>
</office:document-meta>
</file>